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 fo:margin-top="0.0694in" fo:margin-bottom="0.0694in" fo:background-color="#FFFFFF"/>
      <style:text-properties style:font-name="Roboto" style:font-name-asian="Times New Roman" style:font-name-complex="Times New Roman" fo:color="#1C1D1F" style:letter-kerning="false" fo:font-size="18pt" style:font-size-asian="18pt" style:font-size-complex="18pt" fo:language="fr" fo:country="FR" style:language-asian="fr" style:country-asian="FR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4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5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6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7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8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9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10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11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2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13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14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5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16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17" style:parent-style-name="Normal" style:family="paragraph">
      <style:paragraph-properties fo:widows="2" fo:orphans="2" style:vertical-align="auto" fo:background-color="#FFFFFF"/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 fo:hyphenate="true"/>
    </style:style>
    <style:style style:name="P1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Roboto" style:font-name-asian="Times New Roman" style:font-name-complex="Times New Roman" fo:color="#1C1D1F" style:letter-kerning="false" fo:font-size="18pt" style:font-size-asian="18pt" style:font-size-complex="18pt" fo:language="fr" fo:country="FR" style:language-asian="fr" style:country-asian="FR" style:language-complex="ar" style:country-complex="SA" fo:hyphenate="true"/>
    </style:style>
    <style:style style:name="P1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20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21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22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23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24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25" style:parent-style-name="Normal" style:family="paragraph">
      <style:paragraph-properties fo:widows="2" fo:orphans="2" style:vertical-align="auto" fo:background-color="#FFFFFF"/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Roboto" style:font-name-asian="Times New Roman" style:font-name-complex="Times New Roman" fo:color="#1C1D1F" style:letter-kerning="false" fo:font-size="18pt" style:font-size-asian="18pt" style:font-size-complex="18pt" fo:language="fr" fo:country="FR" style:language-asian="fr" style:country-asian="FR" style:language-complex="ar" style:country-complex="SA" fo:hyphenate="true"/>
    </style:style>
    <style:style style:name="P27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28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29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30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1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32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33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4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35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3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7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38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3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0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41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42" style:parent-style-name="Normal" style:family="paragraph">
      <style:paragraph-properties fo:widows="2" fo:orphans="2" style:vertical-align="auto" fo:background-color="#FFFFFF"/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 fo:hyphenate="true"/>
    </style:style>
    <style:style style:name="P43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Roboto" style:font-name-asian="Times New Roman" style:font-name-complex="Times New Roman" fo:color="#1C1D1F" style:letter-kerning="false" fo:font-size="18pt" style:font-size-asian="18pt" style:font-size-complex="18pt" fo:language="fr" fo:country="FR" style:language-asian="fr" style:country-asian="FR" style:language-complex="ar" style:country-complex="SA" fo:hyphenate="true"/>
    </style:style>
    <style:style style:name="P44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5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46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P47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8" style:parent-style-name="Policepardéfaut" style:family="text">
      <style:text-properties style:font-name="Roboto" style:font-name-asian="Times New Roman" style:font-name-complex="Times New Roman" fo:font-weight="bold" style:font-weight-asian="bold" style:font-weight-complex="bold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  <style:style style:name="T49" style:parent-style-name="Policepardéfaut" style:family="text">
      <style:text-properties style:font-name="Roboto" style:font-name-asian="Times New Roman" style:font-name-complex="Times New Roman" fo:color="#1C1D1F" style:letter-kerning="false" fo:font-size="13.5pt" style:font-size-asian="13.5pt" style:font-size-complex="13.5pt" fo:language="fr" fo:country="FR" style:language-asian="fr" style:country-asian="FR" style:language-complex="ar" style:country-complex="SA"/>
    </style:style>
  </office:automatic-styles>
  <office:body>
    <office:text text:use-soft-page-breaks="true">
      <text:h text:style-name="P1" text:outline-level="4">Accéder aux éléments</text:h>
      <text:list text:style-name="LFO1" text:continue-numbering="true">
        <text:list-item>
          <text:p text:style-name="P2"><text:span text:style-name="T3">getElementsByTagName()</text:span><text:span text:style-name="T4"> - Sélectionne tous les éléments avec la balise entre parenthèses</text:span></text:p>
        </text:list-item>
        <text:list-item>
          <text:p text:style-name="P5"><text:span text:style-name="T6">getElementById()</text:span><text:span text:style-name="T7"> - Sélectionne un seul élément : le premier ayant l'ID entre parenthèses</text:span></text:p>
        </text:list-item>
        <text:list-item>
          <text:p text:style-name="P8"><text:span text:style-name="T9">getElementsByClassName()</text:span><text:span text:style-name="T10"> - Sélectionne tous les éléments avec la classe entre parenthèses</text:span></text:p>
        </text:list-item>
        <text:list-item>
          <text:p text:style-name="P11"><text:span text:style-name="T12">querySelector()</text:span><text:span text:style-name="T13"> - Sélectionne un seul élément : celui avec le sélecteur entre parenthèses</text:span></text:p>
        </text:list-item>
        <text:list-item>
          <text:p text:style-name="P14"><text:span text:style-name="T15">querySelectorAll()</text:span><text:span text:style-name="T16"> - Sélectionne tous les éléments avec le sélecteur entre parenthèses</text:span></text:p>
        </text:list-item>
      </text:list>
      <text:p text:style-name="P17"/>
      <text:h text:style-name="P18" text:outline-level="4">Modifier les éléments</text:h>
      <text:list text:style-name="LFO2" text:continue-numbering="true">
        <text:list-item>
          <text:p text:style-name="P19"><text:span text:style-name="T20">textContent</text:span><text:span text:style-name="T21"> - Modifie le texte d'un élément</text:span></text:p>
        </text:list-item>
        <text:list-item>
          <text:p text:style-name="P22"><text:span text:style-name="T23">innerHTML</text:span><text:span text:style-name="T24"> - Modifie l'HTML d'un élément</text:span></text:p>
        </text:list-item>
      </text:list>
      <text:p text:style-name="P25"/>
      <text:h text:style-name="P26" text:outline-level="4">Ajouter et supprimer des éléments</text:h>
      <text:list text:style-name="LFO3" text:continue-numbering="true">
        <text:list-item>
          <text:p text:style-name="P27"><text:span text:style-name="T28">createElement()</text:span><text:span text:style-name="T29"> - Crée un élément</text:span></text:p>
        </text:list-item>
        <text:list-item>
          <text:p text:style-name="P30"><text:span text:style-name="T31">prepend()</text:span><text:span text:style-name="T32"> - Ajoute l'élément entre parenthèses devant l'élément cible</text:span></text:p>
        </text:list-item>
        <text:list-item>
          <text:p text:style-name="P33"><text:span text:style-name="T34">append()</text:span><text:span text:style-name="T35"> - Ajouter l'élément entre parenthèses derrière l'élément cible (peut contenir du texte)</text:span></text:p>
        </text:list-item>
        <text:list-item>
          <text:p text:style-name="P36"><text:span text:style-name="T37">appendChild()</text:span><text:span text:style-name="T38"> - Ajouter l'élément entre parenthèses derrière l'élément cible (ne peut pas contenir du texte)</text:span></text:p>
        </text:list-item>
        <text:list-item>
          <text:p text:style-name="P39"><text:span text:style-name="T40">insertBefore()</text:span><text:span text:style-name="T41"> - Insère un élément avant l'élément cible</text:span></text:p>
        </text:list-item>
      </text:list>
      <text:p text:style-name="P42"/>
      <text:h text:style-name="P43" text:outline-level="4">Modifier le style d'un élément</text:h>
      <text:list text:style-name="LFO4" text:continue-numbering="true">
        <text:list-item>
          <text:p text:style-name="P44"><text:span text:style-name="T45">style.propriété</text:span><text:span text:style-name="T46"> - Modifie la propriété CSS spécifiée, par exemple : style.color = "orange"</text:span></text:p>
        </text:list-item>
        <text:list-item>
          <text:p text:style-name="P47"><text:span text:style-name="T48">className</text:span><text:span text:style-name="T49"> - Modifie les classes d'un élément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4" style:display-name="Titre 4" style:family="paragraph" style:parent-style-name="Normal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4Car" style:display-name="Titre 4 Car" style:family="text" style:parent-style-name="Policepardéfau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wenael le pierres</dc:creator>
    <meta:creation-date>2009-04-16T11:32:00Z</meta:creation-date>
    <dc:date>2022-05-10T09:31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75" meta:character-count="1141" meta:row-count="8" meta:non-whitespace-character-count="968"/>
  </office:meta>
</office:document-meta>
</file>